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∂</mo>
          <msub>
            <mi>f</mi>
            <mo stretchy="false">ν</mo>
          </msub>
        </mrow>
        <mrow>
          <mo stretchy="false">∂</mo>
          <mi>t</mi>
        </mrow>
      </mfrac>
      <mrow>
        <mi/>
        <mo stretchy="false">≠</mo>
        <mi/>
      </mrow>
      <mn>0,</mn>
      <mi/>
      <mo stretchy="false">ν</mo>
      <mrow>
        <mi/>
        <mo stretchy="false">=</mo>
        <mi/>
      </mrow>
      <mn>1,</mn>
      <mo stretchy="false">…</mo>
      <mi>,</mi>
      <mi>p</mi>
    </mrow>
    <annotation encoding="StarMath 5.0">{partial f _ %inu } over {partial t} `&lt;&gt;` 0, ~ %inu `=` 1, dotslow, p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09:40:53.773000000</meta:creation-date>
    <meta:generator>LibreOffice/4.1.4.2$Windows_x86 LibreOffice_project/0a0440ccc0227ad9829de5f46be37cfb6edcf72</meta:generator>
  </office:meta>
</office:document-meta>
</file>